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d142" officeooo:paragraph-rsid="0002d142"/>
    </style:style>
    <style:style style:name="P2" style:family="paragraph" style:parent-style-name="Standard">
      <style:text-properties officeooo:rsid="0004af19" officeooo:paragraph-rsid="0004af19"/>
    </style:style>
    <style:style style:name="P3" style:family="paragraph" style:parent-style-name="Standard">
      <style:text-properties officeooo:rsid="0004ef72" officeooo:paragraph-rsid="0004ef72"/>
    </style:style>
    <style:style style:name="P4" style:family="paragraph" style:parent-style-name="Standard">
      <style:text-properties officeooo:rsid="00060f18" officeooo:paragraph-rsid="00060f18"/>
    </style:style>
    <style:style style:name="P5" style:family="paragraph" style:parent-style-name="Standard">
      <style:text-properties officeooo:rsid="0008a97f" officeooo:paragraph-rsid="0008a97f"/>
    </style:style>
    <style:style style:name="P6" style:family="paragraph" style:parent-style-name="Standard">
      <style:text-properties style:text-underline-style="solid" style:text-underline-width="auto" style:text-underline-color="font-color" officeooo:rsid="001272e1" officeooo:paragraph-rsid="001272e1"/>
    </style:style>
    <style:style style:name="P7" style:family="paragraph" style:parent-style-name="Standard">
      <style:text-properties officeooo:rsid="000e5379" officeooo:paragraph-rsid="000e5379"/>
    </style:style>
    <style:style style:name="P8" style:family="paragraph" style:parent-style-name="Standard">
      <style:text-properties officeooo:paragraph-rsid="001285f2"/>
    </style:style>
    <style:style style:name="P9" style:family="paragraph" style:parent-style-name="Standard" style:list-style-name="L2">
      <style:text-properties officeooo:rsid="00142ccd" officeooo:paragraph-rsid="00142ccd"/>
    </style:style>
    <style:style style:name="P10" style:family="paragraph" style:parent-style-name="Standard" style:list-style-name="L2">
      <style:text-properties officeooo:rsid="00142ccd" officeooo:paragraph-rsid="002180d2"/>
    </style:style>
    <style:style style:name="P11" style:family="paragraph" style:parent-style-name="Standard">
      <style:text-properties officeooo:rsid="0014b008" officeooo:paragraph-rsid="001285f2"/>
    </style:style>
    <style:style style:name="P12" style:family="paragraph" style:parent-style-name="Standard">
      <style:text-properties officeooo:rsid="0014b008" officeooo:paragraph-rsid="0014b008"/>
    </style:style>
    <style:style style:name="P13" style:family="paragraph" style:parent-style-name="Standard" style:list-style-name="L3">
      <style:text-properties officeooo:rsid="0014b008" officeooo:paragraph-rsid="0014b008"/>
    </style:style>
    <style:style style:name="P14" style:family="paragraph" style:parent-style-name="Standard" style:list-style-name="L4">
      <style:text-properties officeooo:rsid="0014b008" officeooo:paragraph-rsid="0014b008"/>
    </style:style>
    <style:style style:name="P15" style:family="paragraph" style:parent-style-name="Standard">
      <style:text-properties officeooo:rsid="0014b008" officeooo:paragraph-rsid="0028f2bd"/>
    </style:style>
    <style:style style:name="P16" style:family="paragraph" style:parent-style-name="Standard">
      <style:text-properties officeooo:rsid="0014b008" officeooo:paragraph-rsid="002cc2d2"/>
    </style:style>
    <style:style style:name="P17" style:family="paragraph" style:parent-style-name="Standard" style:list-style-name="L4">
      <style:text-properties officeooo:rsid="0014d6ff" officeooo:paragraph-rsid="0014d6ff"/>
    </style:style>
    <style:style style:name="P18" style:family="paragraph" style:parent-style-name="Standard" style:list-style-name="L2">
      <style:text-properties officeooo:rsid="001a122f" officeooo:paragraph-rsid="001a122f"/>
    </style:style>
    <style:style style:name="P19" style:family="paragraph" style:parent-style-name="Standard" style:list-style-name="L2">
      <style:text-properties officeooo:rsid="001c0035" officeooo:paragraph-rsid="001c0035"/>
    </style:style>
    <style:style style:name="P20" style:family="paragraph" style:parent-style-name="Standard" style:list-style-name="L2">
      <style:text-properties officeooo:rsid="001c2e59" officeooo:paragraph-rsid="001c2e59"/>
    </style:style>
    <style:style style:name="P21" style:family="paragraph" style:parent-style-name="Standard" style:list-style-name="L2">
      <style:text-properties officeooo:rsid="001d50b2" officeooo:paragraph-rsid="001d50b2"/>
    </style:style>
    <style:style style:name="P22" style:family="paragraph" style:parent-style-name="Standard" style:list-style-name="L3">
      <style:text-properties officeooo:rsid="002180d2" officeooo:paragraph-rsid="002180d2"/>
    </style:style>
    <style:style style:name="P23" style:family="paragraph" style:parent-style-name="Standard" style:list-style-name="L2">
      <style:text-properties officeooo:rsid="00234a3e" officeooo:paragraph-rsid="00234a3e"/>
    </style:style>
    <style:style style:name="P24" style:family="paragraph" style:parent-style-name="Standard">
      <style:text-properties officeooo:rsid="00234a3e" officeooo:paragraph-rsid="00234a3e"/>
    </style:style>
    <style:style style:name="P25" style:family="paragraph" style:parent-style-name="Standard" style:list-style-name="L3">
      <style:text-properties officeooo:rsid="0025c1d3" officeooo:paragraph-rsid="0025c1d3"/>
    </style:style>
    <style:style style:name="P26" style:family="paragraph" style:parent-style-name="Standard" style:list-style-name="L2">
      <style:text-properties officeooo:rsid="00263210" officeooo:paragraph-rsid="00263210"/>
    </style:style>
    <style:style style:name="P27" style:family="paragraph" style:parent-style-name="Standard" style:list-style-name="L2">
      <style:text-properties officeooo:rsid="00274f0b" officeooo:paragraph-rsid="00274f0b"/>
    </style:style>
    <style:style style:name="P28" style:family="paragraph" style:parent-style-name="Standard">
      <style:text-properties officeooo:rsid="0028f2bd" officeooo:paragraph-rsid="0028f2bd"/>
    </style:style>
    <style:style style:name="P29" style:family="paragraph" style:parent-style-name="Standard">
      <style:text-properties officeooo:rsid="0028f2bd" officeooo:paragraph-rsid="002bac2c"/>
    </style:style>
    <style:style style:name="P30" style:family="paragraph" style:parent-style-name="Standard">
      <style:text-properties officeooo:paragraph-rsid="0028f2bd"/>
    </style:style>
    <style:style style:name="P31" style:family="paragraph" style:parent-style-name="Standard">
      <style:text-properties officeooo:rsid="002cc2d2" officeooo:paragraph-rsid="002cc2d2"/>
    </style:style>
    <style:style style:name="T1" style:family="text">
      <style:text-properties officeooo:rsid="0004af19"/>
    </style:style>
    <style:style style:name="T2" style:family="text">
      <style:text-properties officeooo:rsid="0004ef72"/>
    </style:style>
    <style:style style:name="T3" style:family="text">
      <style:text-properties officeooo:rsid="00060523"/>
    </style:style>
    <style:style style:name="T4" style:family="text">
      <style:text-properties officeooo:rsid="00060f18"/>
    </style:style>
    <style:style style:name="T5" style:family="text">
      <style:text-properties officeooo:rsid="0006e751"/>
    </style:style>
    <style:style style:name="T6" style:family="text">
      <style:text-properties officeooo:rsid="00087b0e"/>
    </style:style>
    <style:style style:name="T7" style:family="text">
      <style:text-properties officeooo:rsid="0008a97f"/>
    </style:style>
    <style:style style:name="T8" style:family="text">
      <style:text-properties officeooo:rsid="0009ec4a"/>
    </style:style>
    <style:style style:name="T9" style:family="text">
      <style:text-properties officeooo:rsid="000bb286"/>
    </style:style>
    <style:style style:name="T10" style:family="text">
      <style:text-properties officeooo:rsid="00100f2a"/>
    </style:style>
    <style:style style:name="T11" style:family="text">
      <style:text-properties officeooo:rsid="001117b2"/>
    </style:style>
    <style:style style:name="T12" style:family="text">
      <style:text-properties officeooo:rsid="001272e1"/>
    </style:style>
    <style:style style:name="T13" style:family="text">
      <style:text-properties officeooo:rsid="001285f2"/>
    </style:style>
    <style:style style:name="T14" style:family="text">
      <style:text-properties officeooo:rsid="001a122f"/>
    </style:style>
    <style:style style:name="T15" style:family="text">
      <style:text-properties officeooo:rsid="001c0035"/>
    </style:style>
    <style:style style:name="T16" style:family="text">
      <style:text-properties officeooo:rsid="001d50b2"/>
    </style:style>
    <style:style style:name="T17" style:family="text">
      <style:text-properties officeooo:rsid="001e7b00"/>
    </style:style>
    <style:style style:name="T18" style:family="text">
      <style:text-properties officeooo:rsid="001eafb1"/>
    </style:style>
    <style:style style:name="T19" style:family="text">
      <style:text-properties officeooo:rsid="00208a42"/>
    </style:style>
    <style:style style:name="T20" style:family="text">
      <style:text-properties officeooo:rsid="002180d2"/>
    </style:style>
    <style:style style:name="T21" style:family="text">
      <style:text-properties officeooo:rsid="00234a3e"/>
    </style:style>
    <style:style style:name="T22" style:family="text">
      <style:text-properties officeooo:rsid="0028f2bd"/>
    </style:style>
    <style:style style:name="T23" style:family="text">
      <style:text-properties officeooo:rsid="0029aa6b"/>
    </style:style>
    <style:style style:name="T24" style:family="text">
      <style:text-properties officeooo:rsid="002a0dfd"/>
    </style:style>
    <style:style style:name="T25" style:family="text">
      <style:text-properties officeooo:rsid="002b8ebf"/>
    </style:style>
    <style:style style:name="T26" style:family="text">
      <style:text-properties officeooo:rsid="002bac2c"/>
    </style:style>
    <style:style style:name="T27" style:family="text">
      <style:text-properties officeooo:rsid="002cc2d2"/>
    </style:style>
    <style:style style:name="T28" style:family="text">
      <style:text-properties fo:font-weight="bold" style:font-weight-asian="bold" style:font-weight-complex="bold"/>
    </style:style>
    <style:style style:name="T29" style:family="text">
      <style:text-properties fo:font-weight="bold" officeooo:rsid="002cc2d2" style:font-weight-asian="bold" style:font-weight-complex="bold"/>
    </style:style>
    <style:style style:name="T30" style:family="text">
      <style:text-properties fo:font-weight="bold" officeooo:rsid="002bac2c" style:font-weight-asian="bold" style:font-weight-complex="bold"/>
    </style:style>
    <style:style style:name="T31" style:family="text">
      <style:text-properties fo:font-weight="bold" officeooo:rsid="0029aa6b" style:font-weight-asian="bold" style:font-weight-complex="bold"/>
    </style:style>
    <style:style style:name="T32" style:family="text">
      <style:text-properties fo:font-weight="bold" officeooo:rsid="0028f2bd" style:font-weight-asian="bold" style:font-weight-complex="bold"/>
    </style:style>
    <style:style style:name="T33" style:family="text">
      <style:text-properties fo:font-weight="bold" officeooo:rsid="002b8ebf"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view Answers</text:p>
      <text:p text:style-name="P1">1) To print “Hello, World!” to the console.</text:p>
      <text:p text:style-name="P1">2) Return type, name, parameter list and function body.</text:p>
      <text:p text:style-name="P1">3) <text:span text:style-name="T1">main</text:span></text:p>
      <text:p text:style-name="P2">4) To tell the operating system that the program terminated successfully.</text:p>
      <text:p text:style-name="P2">5) It converts the human code into machine language that the computer can understand.</text:p>
      <text:p text:style-name="P2">6) It includes code from other files. (e.g. libraries, function definitions,…)</text:p>
      <text:p text:style-name="P2">7) That the file is a header file.</text:p>
      <text:p text:style-name="P2">8) There are often multiple source code files per project because different people often work on different parts of the same project. The compiler will create an object code file (machine language) for every source code file used by a project. The linker takes all the object code files created by the compiler, and links them all together <text:span text:style-name="T2">into a single executable program.</text:span></text:p>
      <text:p text:style-name="P3">9) <text:span text:style-name="T3">A source file is written by a human, and contains code that is understandable to humans (Such as C++). </text:span><text:span text:style-name="T4">An object file is produced from a source file by a compiler and contains machine code that the computer can understand. </text:span><text:span text:style-name="T5">The object file is the translation of the source file.</text:span></text:p>
      <text:p text:style-name="P4">10) <text:span text:style-name="T6">An IDE is an interactive development environment and acts as an all in one program for writing programs. They provide a text editor for writing source code, as well as often, a compiler and a linker. They also often have many other tools to help with debugging and running programs </text:span><text:span text:style-name="T7">etc…</text:span></text:p>
      <text:p text:style-name="P5">11) <text:span text:style-name="T8">It’s important to practice to maintain your understanding of concepts, </text:span><text:span text:style-name="T9">memory</text:span><text:span text:style-name="T8"> (use it or lose it) as well as maintaining efficiency and speed. This is no different to any other skill, like running which also requires regular practice to maintain.</text:span></text:p>
      <text:p text:style-name="P5"/>
      <text:p text:style-name="P6">Exercise Answers</text:p>
      <text:p text:style-name="P7"><text:span text:style-name="T12">3) </text:span>Walk straight forwards out of the front door until you reach the road. Turn left and follow the road until it reaches a junction. Turn left and keep to the left hand pavement. Keep following this road until you see a bus stop. Stop walking and wait at this bus stop until you see a number 1, 1A or 1B bus coming towards you on your side of the road. Stick out your arm parallel with the ground towards the road to stop the bus. Get on the bus and buy a single ticket to castle street. Wait until the bus arrives at and then begins departing from the train station. Press the button to stop the bus. Get off at the next stop when the bus stops. Get off the bus and walk back the way the bus came until you reach a junction. Turn right and keep <text:span text:style-name="T10">to the right hand pavement. F</text:span>ollow this road until you reach a roundabout. Turn right <text:span text:style-name="T11">and keep walking on the pavement, on the right hand side of the road. You will cross one road on your right. Once you are level with the blue university building on your left, cross the road walking towards it but keep walking forwards past its door until you reach a road with a zebra crossing. Cross this zebra crossing. Turn left staying on the pavement until you encounter another road. Turn right staying on the right hand pavement up a large hill. Keep walking forwards up the hill. Once at the top of the hill cross the road to be on its left side pavement. Keep walking forwards on this pavement crossing roads as necessary until you see an underground pass join your pavement. Turn left down the next road on your left. Go straight across the first roundabout. Once you reach the next roundabout, turn right. Waitrose is on your left, cross the road if necessary to reach it.</text:span></text:p>
      <text:p text:style-name="P7"/>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13">4)</text:span></text:p>
      <text:p text:style-name="P12">Utensils:</text:p>
      <text:list xml:id="list1744845042" text:style-name="L3">
        <text:list-item>
          <text:p text:style-name="P13">2 large 3 litre mixing bowls</text:p>
        </text:list-item>
        <text:list-item>
          <text:p text:style-name="P13">Silicone spatula</text:p>
        </text:list-item>
        <text:list-item>
          <text:p text:style-name="P13">Large wooden spoon</text:p>
        </text:list-item>
        <text:list-item>
          <text:p text:style-name="P13">Oven</text:p>
        </text:list-item>
        <text:list-item>
          <text:p text:style-name="P13">12 hole muffin tray</text:p>
        </text:list-item>
        <text:list-item>
          <text:p text:style-name="P13">12 muffin paper cases</text:p>
        </text:list-item>
        <text:list-item>
          <text:p text:style-name="P13">Whisk</text:p>
        </text:list-item>
        <text:list-item>
          <text:p text:style-name="P13">Set of measuring spoons containing teaspoon, tablespoon and quarter teaspoon</text:p>
        </text:list-item>
        <text:list-item>
          <text:p text:style-name="P25">Oven Gloves</text:p>
        </text:list-item>
        <text:list-item>
          <text:p text:style-name="P22">Cocktail stick</text:p>
        </text:list-item>
      </text:list>
      <text:p text:style-name="P12"/>
      <text:p text:style-name="P12">Ingredients:</text:p>
      <text:list xml:id="list389479830" text:style-name="L4">
        <text:list-item>
          <text:p text:style-name="P14">100g unsalted butter</text:p>
        </text:list-item>
        <text:list-item>
          <text:p text:style-name="P14">140g golden caster sugar</text:p>
        </text:list-item>
        <text:list-item>
          <text:p text:style-name="P14">2 large eggs</text:p>
        </text:list-item>
        <text:list-item>
          <text:p text:style-name="P14">140g natural yoghurt</text:p>
        </text:list-item>
        <text:list-item>
          <text:p text:style-name="P14">1tsp vanilla extract</text:p>
        </text:list-item>
        <text:list-item>
          <text:p text:style-name="P14">2 tbsp milk</text:p>
        </text:list-item>
        <text:list-item>
          <text:p text:style-name="P17">1/4tsp fine salt</text:p>
        </text:list-item>
        <text:list-item>
          <text:p text:style-name="P14">250g plain flour</text:p>
        </text:list-item>
        <text:list-item>
          <text:p text:style-name="P14">2tsp baking powder</text:p>
        </text:list-item>
        <text:list-item>
          <text:p text:style-name="P14">1tsp bicarbonate of soda</text:p>
        </text:list-item>
        <text:list-item>
          <text:p text:style-name="P14">125g blueberries</text:p>
        </text:list-item>
      </text:list>
      <text:p text:style-name="P11"/>
      <text:p text:style-name="P12">Steps:</text:p>
      <text:list xml:id="list3382014245" text:style-name="L2">
        <text:list-item>
          <text:p text:style-name="P9">Set oven to 200 degrees Celsius or 180 degrees Celsius if it is a fan oven.</text:p>
        </text:list-item>
        <text:list-item>
          <text:p text:style-name="P18">Place the 12 muffin paper cases into the 12 muffin tray holes.</text:p>
        </text:list-item>
        <text:list-item>
          <text:p text:style-name="P18">Put the butter into the one of the two mixing bowls.</text:p>
        </text:list-item>
        <text:list-item>
          <text:p text:style-name="P18">Add the sugar to the butter.</text:p>
        </text:list-item>
        <text:list-item>
          <text:p text:style-name="P9"><text:span text:style-name="T14">B</text:span>eat the <text:span text:style-name="T14">butter and sugar with a whisk until then are pale and fluffy.</text:span></text:p>
        </text:list-item>
        <text:list-item>
          <text:p text:style-name="P9"><text:span text:style-name="T14">A</text:span>dd eggs <text:span text:style-name="T14">to the mixture.</text:span></text:p>
        </text:list-item>
        <text:list-item>
          <text:p text:style-name="P9"><text:span text:style-name="T14">B</text:span>eat <text:span text:style-name="T14">the</text:span> mixture <text:span text:style-name="T14">for 1 minute.</text:span></text:p>
        </text:list-item>
        <text:list-item>
          <text:p text:style-name="P9"><text:span text:style-name="T14">A</text:span>dd yogurt <text:span text:style-name="T14">to mixture.</text:span></text:p>
        </text:list-item>
        <text:list-item>
          <text:p text:style-name="P9"><text:span text:style-name="T14">A</text:span>dd vanilla <text:span text:style-name="T14">to mixture.</text:span></text:p>
        </text:list-item>
        <text:list-item>
          <text:p text:style-name="P9"><text:span text:style-name="T14">A</text:span>dd milk <text:span text:style-name="T14">to mixture.</text:span></text:p>
        </text:list-item>
        <text:list-item>
          <text:p text:style-name="P18">Use the wooden spoon to stir the mixture until it is well combined.</text:p>
        </text:list-item>
        <text:list-item>
          <text:p text:style-name="P9">P<text:span text:style-name="T15">our the</text:span> flour in<text:span text:style-name="T15">to the second</text:span> new bowl.</text:p>
        </text:list-item>
        <text:list-item>
          <text:p text:style-name="P9"><text:span text:style-name="T15">A</text:span>dd <text:span text:style-name="T15">the</text:span> baking powder <text:span text:style-name="T15">to the flour.</text:span></text:p>
        </text:list-item>
        <text:list-item>
          <text:p text:style-name="P9"><text:span text:style-name="T15">A</text:span>dd <text:span text:style-name="T15">the</text:span> bicarb<text:span text:style-name="T15">onate of soda to the flour.</text:span></text:p>
        </text:list-item>
        <text:list-item>
          <text:p text:style-name="P9"><text:span text:style-name="T15">A</text:span>dd <text:span text:style-name="T15">the </text:span>salt <text:span text:style-name="T15">to the flour.</text:span></text:p>
        </text:list-item>
        <text:list-item>
          <text:p text:style-name="P19">Use your hand to mix the powders together until they are well combined.</text:p>
        </text:list-item>
        <text:list-item>
          <text:p text:style-name="P9"><text:span text:style-name="T15">A</text:span>dd <text:span text:style-name="T15">the powder</text:span> mixture to other mix<text:span text:style-name="T15">ing bowl.</text:span></text:p>
        </text:list-item>
        <text:list-item>
          <text:p text:style-name="P20">Stir with the wooden spoon until well combined.</text:p>
        </text:list-item>
        <text:list-item>
          <text:p text:style-name="P9"><text:span text:style-name="T16">Tip the</text:span> blueberries <text:span text:style-name="T16">into this mixture.</text:span></text:p>
        </text:list-item>
        <text:list-item>
          <text:p text:style-name="P21">Use the silicone spatula to gently fold the blueberries into the mixture. The goal is to combine them without crushing any of the blueberries.</text:p>
        </text:list-item>
        <text:list-item>
          <text:p text:style-name="P9"><text:span text:style-name="T17">P</text:span>our <text:span text:style-name="T17">the mixture </text:span>into <text:span text:style-name="T17">the 12 </text:span>muffin cases <text:span text:style-name="T17">in the muffin tin </text:span>equally. <text:span text:style-name="T17">Use the spatula to get the last of the mixture out of the bowl.</text:span></text:p>
        </text:list-item>
        <text:list-item>
          <text:p text:style-name="P9"><text:span text:style-name="T18">P</text:span>ut <text:span text:style-name="T18">the tray on a middle shelf in the</text:span> ove<text:span text:style-name="T18">n</text:span> for 5mins.</text:p>
        </text:list-item>
        <text:list-item>
          <text:p text:style-name="P9"><text:span text:style-name="T18">R</text:span>educe <text:span text:style-name="T18">the oven’s</text:span> temperature by 20 degrees Celsius.</text:p>
        </text:list-item>
        <text:list-item>
          <text:p text:style-name="P9"><text:soft-page-break/><text:span text:style-name="T19">Leave b</text:span>ak<text:span text:style-name="T19">ing</text:span> for 15 <text:span text:style-name="T19">more </text:span>min<text:span text:style-name="T19">s.</text:span></text:p>
        </text:list-item>
        <text:list-item>
          <text:p text:style-name="P26">Put on the oven gloves.</text:p>
        </text:list-item>
        <text:list-item>
          <text:p text:style-name="P10"><text:span text:style-name="T20">Remove the tray of muffins from the oven.</text:span></text:p>
        </text:list-item>
        <text:list-item>
          <text:p text:style-name="P10"><text:span text:style-name="T20">S</text:span>tick <text:span text:style-name="T20">a </text:span>cocktail stick <text:span text:style-name="T21">in</text:span>to the centre of one. If it comes out clean, <text:span text:style-name="T21">go to the next step,</text:span> if not then put them back in oven for 3 minutes. Repeat this step until the cocktail stick comes out clean.</text:p>
        </text:list-item>
        <text:list-item>
          <text:p text:style-name="P27">Remove oven gloves.</text:p>
        </text:list-item>
        <text:list-item>
          <text:p text:style-name="P9">Switch off <text:span text:style-name="T21">the oven.</text:span></text:p>
        </text:list-item>
        <text:list-item>
          <text:p text:style-name="P9">Allow <text:span text:style-name="T21">the muffins to cool in the tin for 10 mins.</text:span></text:p>
        </text:list-item>
        <text:list-item>
          <text:p text:style-name="P23">Remove the muffins from the tin but leave them in their paper cases.</text:p>
        </text:list-item>
        <text:list-item>
          <text:p text:style-name="P23">Eat them.</text:p>
        </text:list-item>
      </text:list>
      <text:p text:style-name="P24"/>
      <text:p text:style-name="P28">Glossary:</text:p>
      <text:p text:style-name="P30"/>
      <text:p text:style-name="P28"><text:span text:style-name="T29">B</text:span><text:span text:style-name="T28">aking </text:span><text:span text:style-name="T29">P</text:span><text:span text:style-name="T28">owder:</text:span> <text:span text:style-name="T27">Baking powder releases carbon dioxide whilst cooking and therefore creates bubbles in baked goods that makes the final result lighter and fluffier.</text:span></text:p>
      <text:p text:style-name="P28"><text:span text:style-name="T29">Bicarbonate</text:span><text:span text:style-name="T28"> of </text:span><text:span text:style-name="T29">S</text:span><text:span text:style-name="T28">oda:</text:span> <text:span text:style-name="T27">This reacts with acid in the mixture to create carbon dioxide whilst baking which creates bubbles in baked goods that makes the final result lighter and fluffier.</text:span></text:p>
      <text:p text:style-name="P29"><text:span text:style-name="T30">C</text:span><text:span text:style-name="T28">ocktail </text:span><text:span text:style-name="T30">S</text:span><text:span text:style-name="T28">tick:</text:span> <text:span text:style-name="T26">Also called a toothpick, it is a small wooden stick.</text:span></text:p>
      <text:p text:style-name="P28"><text:span text:style-name="T31">F</text:span><text:span text:style-name="T28">an </text:span><text:span text:style-name="T31">O</text:span><text:span text:style-name="T28">ven:</text:span> <text:span text:style-name="T23">A fan oven (also called convection oven), uses a fan to circulate hot air around the oven cooking food more thoroughly and evenly than a traditional oven that has a heating element but no fan. </text:span><text:span text:style-name="T24">Fan ovens can typically cook food at slightly lower temperatures to the hot air being circulated and therefore reaching all surfaces of the food more easily.</text:span></text:p>
      <text:p text:style-name="P31"><text:span text:style-name="T28">Fine Salt:</text:span> Salt comes in different shapes and sizes but fine salt is usually the best choice for baking since it mixes well and won’t produce a crunchy result.</text:p>
      <text:p text:style-name="P30"><text:span text:style-name="T32">Fold:</text:span><text:span text:style-name="T22"> A technique used to gently combine </text:span><text:span text:style-name="T27">ingredients to not crush them.</text:span></text:p>
      <text:p text:style-name="P28"><text:span text:style-name="T30">M</text:span><text:span text:style-name="T28">easuring </text:span><text:span text:style-name="T30">S</text:span><text:span text:style-name="T28">poons:</text:span> <text:span text:style-name="T26">Measuring spoons sets allow for standardised volumetric measurements since they do not vary in the same way that regular teaspoons or tablespoons do. To use them accurately they must be filled flat to the brim.</text:span></text:p>
      <text:p text:style-name="P15"><text:span text:style-name="T32">M</text:span><text:span text:style-name="T28">ixing </text:span><text:span text:style-name="T32">B</text:span><text:span text:style-name="T28">owl:</text:span> <text:span text:style-name="T22">A large bowl used for mixing ingredients. They come in different sizes and typically flare outwards quite a lot towards the top when compared to other bowls, to allow for easy mixing, less spillage and more volume.</text:span></text:p>
      <text:p text:style-name="P28"><text:span text:style-name="T33">M</text:span><text:span text:style-name="T28">uffin </text:span><text:span text:style-name="T33">C</text:span><text:span text:style-name="T28">ases:</text:span> <text:span text:style-name="T25">Used to line muffin tray holes, they stop muffin mixture from sticking to the tray and also allow for easier eating of the muffins.</text:span></text:p>
      <text:p text:style-name="P28"><text:span text:style-name="T33">M</text:span><text:span text:style-name="T28">uffin </text:span><text:span text:style-name="T33">T</text:span><text:span text:style-name="T28">ray:</text:span> <text:span text:style-name="T25">A metal tray with deep dips in it more muffins.</text:span></text:p>
      <text:p text:style-name="P28"><text:span text:style-name="T29">N</text:span><text:span text:style-name="T28">atural </text:span><text:span text:style-name="T29">Y</text:span><text:span text:style-name="T28">oghurt:</text:span> <text:span text:style-name="T27">In baking natural yoghurt can make a cake fluffier without impacting the flavour.</text:span></text:p>
      <text:p text:style-name="P28"><text:span text:style-name="T29">P</text:span><text:span text:style-name="T28">reheat:</text:span> <text:span text:style-name="T27">Preheating an oven allows it to get up to temperature before you put something in to cook. This creates consistency since the cooking time will be at the full temperature for its entire duration.</text:span></text:p>
      <text:p text:style-name="P16">Silicone spatula: <text:span text:style-name="T22">A silicone utensil used for folding mixtures and scraping out bowls. The silicone conforms to the shape of the bowl which is what makes it ideal for getting all of the mixture out.</text:span></text:p>
      <text:p text:style-name="P29"><text:span text:style-name="T30">U</text:span><text:span text:style-name="T28">nsalted </text:span><text:span text:style-name="T30">B</text:span><text:span text:style-name="T28">utter:</text:span> <text:span text:style-name="T26">Butter without the usual added salt. In baking, unsalted butter is often used so that salt levels in the food can be more precisely measured and controlled.</text:span></text:p>
      <text:p text:style-name="P28"><text:span text:style-name="T29">V</text:span><text:span text:style-name="T28">anilla </text:span><text:span text:style-name="T29">E</text:span><text:span text:style-name="T28">xtra</text:span><text:span text:style-name="T29">c</text:span><text:span text:style-name="T28">t:</text:span> <text:span text:style-name="T27">Also called vanilla essence, it is a liquid tasting very strongly of vanilla. Only a very small amount is usually required.</text:span></text:p>
      <text:p text:style-name="P15"><text:span text:style-name="T32">W</text:span><text:span text:style-name="T28">ooden </text:span><text:span text:style-name="T32">Spoon:</text:span><text:span text:style-name="T22"> A wooden spoon can be used to stir or mix food in a bowl or pan without scratching the bowl or pan since it isn’t made of met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2T22:01:21.564000000</meta:creation-date>
    <meta:generator>LibreOffice/7.0.4.2$Windows_X86_64 LibreOffice_project/dcf040e67528d9187c66b2379df5ea4407429775</meta:generator>
    <dc:date>2022-10-13T03:39:50.411000000</dc:date>
    <meta:editing-duration>PT1H34M28S</meta:editing-duration>
    <meta:editing-cycles>35</meta:editing-cycles>
    <meta:document-statistic meta:table-count="0" meta:image-count="0" meta:object-count="0" meta:page-count="3" meta:paragraph-count="88" meta:word-count="1500" meta:character-count="8138" meta:non-whitespace-character-count="6779"/>
  </office:meta>
</office:document-meta>
</file>